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700004580000041419F93646D.svm"/>
  <manifest:file-entry manifest:media-type="" manifest:full-path="Pictures/2000009E0000311200004387DB9200A8.svm"/>
  <manifest:file-entry manifest:media-type="" manifest:full-path="Pictures/2000006E000049F5000043054FA5E4E8.svm"/>
  <manifest:file-entry manifest:media-type="" manifest:full-path="Pictures/200000BD00004903000041F06F294FC8.svm"/>
  <manifest:file-entry manifest:media-type="" manifest:full-path="Pictures/200000A0000025FB000040DE979AFD0E.svm"/>
  <manifest:file-entry manifest:media-type="" manifest:full-path="Pictures/200000E00000486E000042E941D8AD80.svm"/>
  <manifest:file-entry manifest:media-type="" manifest:full-path="Pictures/200000C800003E51000044CC7682B710.svm"/>
  <manifest:file-entry manifest:media-type="" manifest:full-path="Pictures/200000B0000038F10000410CFD2A3F24.svm"/>
  <manifest:file-entry manifest:media-type="" manifest:full-path="Pictures/200000D100004A95000042AA4D9E169E.svm"/>
  <manifest:file-entry manifest:media-type="" manifest:full-path="Pictures/2000009F00003FC20000436619F6D989.svm"/>
  <manifest:file-entry manifest:media-type="" manifest:full-path="Pictures/2000010000004913000042C809E36C1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" text:anchor-type="as-char" svg:width="16.32cm" svg:height="17.253cm" draw:z-index="0"><draw:image xlink:href="Pictures/2000009F00003FC20000436619F6D989.svm" xlink:type="simple" xlink:show="embed" xlink:actuate="onLoad"/></draw:frame><draw:frame draw:style-name="fr1" draw:name="o" text:anchor-type="as-char" svg:width="18.496cm" svg:height="16.76cm" draw:z-index="1"><draw:image xlink:href="Pictures/2000006E000049F5000043054FA5E4E8.svm" xlink:type="simple" xlink:show="embed" xlink:actuate="onLoad"/></draw:frame><draw:frame draw:style-name="fr1" draw:name="n" text:anchor-type="as-char" svg:width="18.54cm" svg:height="17.127cm" draw:z-index="2"><draw:image xlink:href="Pictures/200000E00000486E000042E941D8AD80.svm" xlink:type="simple" xlink:show="embed" xlink:actuate="onLoad"/></draw:frame><draw:frame draw:style-name="fr1" draw:name="g" text:anchor-type="as-char" svg:width="18.486cm" svg:height="16.692cm" draw:z-index="3"><draw:image xlink:href="Pictures/200000BD00004903000041F06F294FC8.svm" xlink:type="simple" xlink:show="embed" xlink:actuate="onLoad"/></draw:frame><draw:frame draw:style-name="fr1" draw:name="r" text:anchor-type="as-char" svg:width="17.791cm" svg:height="16.706cm" draw:z-index="4"><draw:image xlink:href="Pictures/200000C700004580000041419F93646D.svm" xlink:type="simple" xlink:show="embed" xlink:actuate="onLoad"/></draw:frame><draw:frame draw:style-name="fr1" draw:name="a" text:anchor-type="as-char" svg:width="18.48cm" svg:height="16.889cm" draw:z-index="5"><draw:image xlink:href="Pictures/2000010000004913000042C809E36C18.svm" xlink:type="simple" xlink:show="embed" xlink:actuate="onLoad"/></draw:frame><draw:frame draw:style-name="fr1" draw:name="t" text:anchor-type="as-char" svg:width="15.953cm" svg:height="17.611cm" draw:z-index="6"><draw:image xlink:href="Pictures/200000C800003E51000044CC7682B710.svm" xlink:type="simple" xlink:show="embed" xlink:actuate="onLoad"/></draw:frame><draw:frame draw:style-name="fr1" draw:name="u" text:anchor-type="as-char" svg:width="18.479cm" svg:height="16.519cm" draw:z-index="7"><draw:image xlink:href="Pictures/200000D100004A95000042AA4D9E169E.svm" xlink:type="simple" xlink:show="embed" xlink:actuate="onLoad"/></draw:frame><draw:frame draw:style-name="fr1" draw:name="l" text:anchor-type="as-char" svg:width="14.577cm" svg:height="16.653cm" draw:z-index="8"><draw:image xlink:href="Pictures/200000B0000038F10000410CFD2A3F24.svm" xlink:type="simple" xlink:show="embed" xlink:actuate="onLoad"/></draw:frame><draw:frame draw:style-name="fr1" draw:name="a1" text:anchor-type="as-char" svg:width="18.48cm" svg:height="16.889cm" draw:z-index="9"><draw:image xlink:href="Pictures/2000010000004913000042C809E36C18.svm" xlink:type="simple" xlink:show="embed" xlink:actuate="onLoad"/></draw:frame><draw:frame draw:style-name="fr1" draw:name="t1" text:anchor-type="as-char" svg:width="15.953cm" svg:height="17.611cm" draw:z-index="10"><draw:image xlink:href="Pictures/200000C800003E51000044CC7682B710.svm" xlink:type="simple" xlink:show="embed" xlink:actuate="onLoad"/></draw:frame><draw:frame draw:style-name="fr1" draw:name="i" text:anchor-type="as-char" svg:width="9.723cm" svg:height="16.605cm" draw:z-index="11"><draw:image xlink:href="Pictures/200000A0000025FB000040DE979AFD0E.svm" xlink:type="simple" xlink:show="embed" xlink:actuate="onLoad"/></draw:frame><draw:frame draw:style-name="fr1" draw:name="o1" text:anchor-type="as-char" svg:width="18.496cm" svg:height="16.76cm" draw:z-index="12"><draw:image xlink:href="Pictures/2000006E000049F5000043054FA5E4E8.svm" xlink:type="simple" xlink:show="embed" xlink:actuate="onLoad"/></draw:frame><draw:frame draw:style-name="fr1" draw:name="Graphic1" text:anchor-type="as-char" svg:width="18.54cm" svg:height="17.127cm" draw:z-index="13"><draw:image xlink:href="Pictures/200000E00000486E000042E941D8AD80.svm" xlink:type="simple" xlink:show="embed" xlink:actuate="onLoad"/></draw:frame><draw:frame draw:style-name="fr1" draw:name="s" text:anchor-type="as-char" svg:width="12.561cm" svg:height="17.288cm" draw:z-index="14"><draw:image xlink:href="Pictures/2000009E0000311200004387DB9200A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6.022cm" fo:margin-bottom="1.586cm" fo:margin-left="1.307cm" fo:margin-right="1.196cm" style:writing-mode="lr-tb" style:layout-grid-color="#c0c0c0" style:layout-grid-lines="3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0:24</meta:creation-date>
    <dc:creator>Jim Parry</dc:creator>
    <dc:date>2006-10-31T19:40:04</dc:date>
    <dc:language>en-US</dc:language>
    <meta:editing-cycles>3</meta:editing-cycles>
    <meta:editing-duration>PT29S</meta:editing-duration>
    <meta:user-defined meta:name="Info 1"/>
    <meta:user-defined meta:name="Info 2"/>
    <meta:user-defined meta:name="Info 3"/>
    <meta:user-defined meta:name="Info 4"/>
    <meta:document-statistic meta:table-count="0" meta:image-count="15" meta:object-count="0" meta:page-count="15" meta:paragraph-count="1" meta:word-count="0" meta:character-count="15"/>
  </office:meta>
</office:document-meta>
</file>